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NSimSun" svg:font-family="NSimSun" style:font-family-generic="modern" style:font-pitch="fixed"/>
    <style:font-face style:name="NimbusSanL" svg:font-family="NimbusSanL" style:font-pitch="variable"/>
    <style:font-face style:name="Courier New2" svg:font-family="'Courier New'"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BitWiseOperators" style:family="table">
      <style:table-properties style:width="6.25in" table:align="margins" style:may-break-between-rows="false"/>
    </style:style>
    <style:style style:name="BitWiseOperators.A" style:family="table-column">
      <style:table-column-properties style:column-width="1.5625in" style:rel-column-width="16383*"/>
    </style:style>
    <style:style style:name="BitWiseOperators.D" style:family="table-column">
      <style:table-column-properties style:column-width="1.5625in" style:rel-column-width="16386*"/>
    </style:style>
    <style:style style:name="BitWiseOperators.A1" style:family="table-cell">
      <style:table-cell-properties fo:padding="0.0382in" fo:border-left="0.05pt solid #000000" fo:border-right="none" fo:border-top="0.05pt solid #000000" fo:border-bottom="0.05pt solid #000000"/>
    </style:style>
    <style:style style:name="BitWiseOperators.D1" style:family="table-cell">
      <style:table-cell-properties fo:padding="0.0382in" fo:border="0.05pt solid #000000"/>
    </style:style>
    <style:style style:name="BitWiseOperators.A2" style:family="table-cell">
      <style:table-cell-properties fo:padding="0.0382in" fo:border-left="0.05pt solid #000000" fo:border-right="none" fo:border-top="none" fo:border-bottom="0.05pt solid #000000"/>
    </style:style>
    <style:style style:name="BitWiseOperators.D2" style:family="table-cell">
      <style:table-cell-properties fo:padding="0.0382in" fo:border-left="0.05pt solid #000000" fo:border-right="0.05pt solid #000000" fo:border-top="none" fo:border-bottom="0.05pt solid #000000"/>
    </style:style>
    <style:style style:name="BitWiseOperators.5" style:family="table-row">
      <style:table-row-properties style:min-row-height="0.9931in"/>
    </style:style>
    <style:style style:name="ShortcutBitwiseOperators" style:family="table">
      <style:table-properties style:width="6.25in" table:align="margins"/>
    </style:style>
    <style:style style:name="ShortcutBitwiseOperators.A" style:family="table-column">
      <style:table-column-properties style:column-width="2.0833in" style:rel-column-width="21845*"/>
    </style:style>
    <style:style style:name="ShortcutBitwiseOperator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hortcutBitwiseOperators.C1" style:family="table-cell">
      <style:table-cell-properties fo:background-color="transparent" fo:padding="0.0382in" fo:border="0.5pt solid #000000" style:writing-mode="page">
        <style:background-image/>
      </style:table-cell-properties>
    </style:style>
    <style:style style:name="ShortcutBitwiseOperator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hortcutBitwiseOperators.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ShortcutBitwiseOperators.6" style:family="table-row">
      <style:table-row-properties style:min-row-height="0.2299in"/>
    </style:style>
    <style:style style:name="SHLandSHROperators" style:family="table">
      <style:table-properties style:width="6.25in" table:align="margins"/>
    </style:style>
    <style:style style:name="SHLandSHROperators.A" style:family="table-column">
      <style:table-column-properties style:column-width="1.5625in" style:rel-column-width="16383*"/>
    </style:style>
    <style:style style:name="SHLandSHROperators.C" style:family="table-column">
      <style:table-column-properties style:column-width="3.125in" style:rel-column-width="32769*"/>
    </style:style>
    <style:style style:name="SHLandSHROperators.A1" style:family="table-cell">
      <style:table-cell-properties fo:padding="0.0382in" fo:border-left="0.05pt solid #000000" fo:border-right="none" fo:border-top="0.05pt solid #000000" fo:border-bottom="0.05pt solid #000000"/>
    </style:style>
    <style:style style:name="SHLandSHROperators.C1" style:family="table-cell">
      <style:table-cell-properties fo:padding="0.0382in" fo:border="0.05pt solid #000000"/>
    </style:style>
    <style:style style:name="SHLandSHROperators.A2" style:family="table-cell">
      <style:table-cell-properties fo:padding="0.0382in" fo:border-left="0.05pt solid #000000" fo:border-right="none" fo:border-top="none" fo:border-bottom="0.05pt solid #000000"/>
    </style:style>
    <style:style style:name="SHLandSHROperators.C2" style:family="table-cell">
      <style:table-cell-properties fo:padding="0.0382in" fo:border-left="0.05pt solid #000000" fo:border-right="0.05pt solid #000000" fo:border-top="none" fo:border-bottom="0.05pt solid #000000"/>
    </style:style>
    <style:style style:name="BitwiseMacros" style:family="table">
      <style:table-properties style:width="6.25in" table:align="margins" style:may-break-between-rows="false"/>
    </style:style>
    <style:style style:name="BitwiseMacros.A" style:family="table-column">
      <style:table-column-properties style:column-width="1.7854in" style:rel-column-width="18724*"/>
    </style:style>
    <style:style style:name="BitwiseMacros.C" style:family="table-column">
      <style:table-column-properties style:column-width="2.6785in" style:rel-column-width="28087*"/>
    </style:style>
    <style:style style:name="BitwiseMacros.A1" style:family="table-cell">
      <style:table-cell-properties fo:padding="0.0382in" fo:border-left="0.05pt solid #000000" fo:border-right="none" fo:border-top="0.05pt solid #000000" fo:border-bottom="0.05pt solid #000000"/>
    </style:style>
    <style:style style:name="BitwiseMacros.C1" style:family="table-cell">
      <style:table-cell-properties fo:padding="0.0382in" fo:border="0.05pt solid #000000"/>
    </style:style>
    <style:style style:name="BitwiseMacros.A2" style:family="table-cell">
      <style:table-cell-properties fo:padding="0.0382in" fo:border-left="0.05pt solid #000000" fo:border-right="none" fo:border-top="none" fo:border-bottom="0.05pt solid #000000"/>
    </style:style>
    <style:style style:name="BitwiseMacros.C2" style:family="table-cell">
      <style:table-cell-properties fo:padding="0.0382in" fo:border-left="0.05pt solid #000000" fo:border-right="0.05pt solid #000000" fo:border-top="none" fo:border-bottom="0.05pt solid #000000"/>
    </style:style>
    <style:style style:name="P1" style:family="paragraph" style:parent-style-name="Title">
      <style:paragraph-properties fo:break-before="page"/>
    </style:style>
    <style:style style:name="P2" style:family="paragraph" style:parent-style-name="Standard">
      <style:text-properties officeooo:paragraph-rsid="00498dfb"/>
    </style:style>
    <style:style style:name="P3" style:family="paragraph" style:parent-style-name="Standard">
      <style:text-properties officeooo:paragraph-rsid="005b43fb"/>
    </style:style>
    <style:style style:name="P4" style:family="paragraph" style:parent-style-name="code">
      <style:text-properties officeooo:paragraph-rsid="004fc03e"/>
    </style:style>
    <style:style style:name="P5" style:family="paragraph" style:parent-style-name="code">
      <style:text-properties officeooo:paragraph-rsid="0059c6b6"/>
    </style:style>
    <style:style style:name="P6" style:family="paragraph" style:parent-style-name="code">
      <style:text-properties officeooo:rsid="0059c6b6" officeooo:paragraph-rsid="0059c6b6"/>
    </style:style>
    <style:style style:name="P7" style:family="paragraph" style:parent-style-name="code">
      <style:text-properties officeooo:paragraph-rsid="005b43fb"/>
    </style:style>
    <style:style style:name="P8" style:family="paragraph" style:parent-style-name="code">
      <style:text-properties officeooo:rsid="005d0018" officeooo:paragraph-rsid="005d0018"/>
    </style:style>
    <style:style style:name="P9" style:family="paragraph" style:parent-style-name="Standard">
      <style:text-properties officeooo:paragraph-rsid="00603ac3"/>
    </style:style>
    <style:style style:name="P10" style:family="paragraph" style:parent-style-name="Standard">
      <style:text-properties officeooo:paragraph-rsid="006687b0"/>
    </style:style>
    <style:style style:name="P11" style:family="paragraph" style:parent-style-name="Table_20_Contents">
      <style:paragraph-properties fo:text-align="center" style:justify-single-word="false"/>
    </style:style>
    <style:style style:name="P12" style:family="paragraph" style:parent-style-name="code">
      <style:text-properties officeooo:paragraph-rsid="0059c6b6"/>
    </style:style>
    <style:style style:name="T1" style:family="text">
      <style:text-properties style:font-name-asian="Courier New1" style:font-name-complex="Courier New1"/>
    </style:style>
    <style:style style:name="T2" style:family="text">
      <style:text-properties officeooo:rsid="000fa1ce"/>
    </style:style>
    <style:style style:name="T3" style:family="text">
      <style:text-properties fo:color="#000000" loext:opacity="100%" style:text-outline="false" style:text-line-through-style="none" style:text-line-through-type="none"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4" style:family="text">
      <style:text-properties officeooo:rsid="00379976"/>
    </style:style>
    <style:style style:name="T5" style:family="text">
      <style:text-properties style:text-position="super 58%"/>
    </style:style>
    <style:style style:name="T6" style:family="text">
      <style:text-properties style:text-position="super 58%" officeooo:rsid="00379976"/>
    </style:style>
    <style:style style:name="T7" style:family="text">
      <style:text-properties officeooo:rsid="00390ee8"/>
    </style:style>
    <style:style style:name="T8" style:family="text">
      <style:text-properties officeooo:rsid="00498dfb"/>
    </style:style>
    <style:style style:name="T9" style:family="text">
      <style:text-properties fo:font-weight="bold" style:font-weight-asian="bold" style:font-weight-complex="bold"/>
    </style:style>
    <style:style style:name="T10" style:family="text">
      <style:text-properties officeooo:rsid="005b43fb"/>
    </style:style>
    <style:style style:name="T11" style:family="text">
      <style:text-properties officeooo:rsid="005d0018"/>
    </style:style>
    <style:style style:name="T12" style:family="text">
      <style:text-properties officeooo:rsid="00603ac3"/>
    </style:style>
    <style:style style:name="T13" style:family="text">
      <style:text-properties officeooo:rsid="00620cef"/>
    </style:style>
    <style:style style:name="T14" style:family="text">
      <style:text-properties style:text-position="0% 100%" officeooo:rsid="00620cef"/>
    </style:style>
    <style:style style:name="T15" style:family="text">
      <style:text-properties officeooo:rsid="0062c302"/>
    </style:style>
    <style:style style:name="T16" style:family="text">
      <style:text-properties officeooo:rsid="0064e518"/>
    </style:style>
    <style:style style:name="T17" style:family="text">
      <style:text-properties officeooo:rsid="006687b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apter </text:p>
      <text:p text:style-name="Subtitle">Binary Number System </text:p>
      <text:p text:style-name="Text_20_body"/>
      <text:p text:style-name="Text_20_body"/>
      <text:p text:style-name="Text_20_body"/>
      <text:p text:style-name="Text_20_body"/>
      <text:p text:style-name="Text_20_body"/>
      <text:p text:style-name="Standard"/>
      <text:p text:style-name="Standard">Computers use the binary, or base 2, numbering system to represent data. Base 2 digits are the numbers 0 and 1. A single binary 1 or 0 is called a bit. Four bits is called a nybble. Two nybbles, or 8 bits is called a byte and 2 bytes make up a word. The size of a data type determines how many bits are available to represent a particular number. A byte has 8 bits, a short has 16 bits, an integer has 32 bits and a longint has 64 bits. </text:p>
      <text:p text:style-name="Standard"/>
      <text:p text:style-name="Standard">You will notice that each data type is double the size of the previous data type. <text:s/>This is because the binary system uses powers of 2 to represent data. <text:span text:style-name="T4">2</text:span><text:span text:style-name="T6">0</text:span><text:span text:style-name="T5"> </text:span>is 1. 2<text:span text:style-name="T5">1</text:span> is 2. 2<text:span text:style-name="T6">2</text:span> is 4. 2<text:span text:style-name="T5">3</text:span> is 8. 2<text:span text:style-name="T5">4</text:span> is 16, and so on. To find the value of a binary number, you start from the right, which is position 0 and add the power of twos going left if there is a 1 in the bit position. If a nybble is 1101, then the right-most position is 2<text:span text:style-name="T5">0</text:span>, the next position left is skipped since it has a zero, followed by 2<text:span text:style-name="T5">2</text:span> and finally 2<text:span text:style-name="T5">3</text:span>. Resolving the power terms gives you 1 + 4 + 8 which equals 13. The value ranges for the different data types is a direct result of the number of bits in each data type. <text:s/>Being able to manipulate individual bits, bytes and words has a number of uses. <text:s/>For example, the messaging system of the Windows API use integers to store both the id of a control and event the control received, as the following code snippet shows. </text:p>
      <text:p text:style-name="Standard"/>
      <text:p text:style-name="Standard"/>
      <text:p text:style-name="code">Case WM_COMMAND </text:p>
      <text:p text:style-name="code">wmId = Loword( wParam )</text:p>
      <text:p text:style-name="code">wmEvent = Hiword( wParam ) </text:p>
      <text:p text:style-name="code"/>
      <text:p text:style-name="Standard">Listing 5.3: Snippet from Windows Message Loop </text:p>
      <text:p text:style-name="Standard"/>
      <text:p text:style-name="Standard">In this snippet the id of the control is stored in the low word of wParam, and the event number is stored in the high word. Since a word is 2 bytes or 16 bits, you can store65535 ids in a single word, using an unsigned data type, or 32767 ids for a signed datatype. This is a very efficient way to manage data in your program. </text:p>
      <text:p text:style-name="Standard"><text:soft-page-break/></text:p>
      <text:h text:style-name="Heading_20_1" text:outline-level="1"><text:s/>The Sign Bit </text:h>
      <text:p text:style-name="Standard">The sign bit, the leftmost bit, is used by the computer to determine if a signed datatype is negative or positive. To represent a negative number, the positive value of the number is negated. <text:span text:style-name="T8">This is done changing </text:span>all the 1's to 0 and the 0's to 1's, and 1 is added to that result. For example, binary 5 is 0000 0101. Negating all the bits results in 1111 1010. Adding 1 results in 11111011. Since the leftmost bit is 1, this is a negative number. </text:p>
      <text:p text:style-name="P2"/>
      <text:p text:style-name="Standard">We can confirm this by using the power of 2 notation which results in the following:</text:p>
      <text:p text:style-name="Standard"/>
      <text:p text:style-name="P2">-128 (<text:span text:style-name="T4">2</text:span><text:span text:style-name="T5">7</text:span>) + 64 (<text:span text:style-name="T4">2</text:span><text:span text:style-name="T5">6</text:span>) + 32 (<text:span text:style-name="T4">2</text:span><text:span text:style-name="T5">5</text:span>) + 16 (<text:span text:style-name="T4">2</text:span><text:span text:style-name="T5">4</text:span>) + 8 (<text:span text:style-name="T4">2</text:span><text:span text:style-name="T5">3</text:span>) + 0 + 2 (<text:span text:style-name="T7">2</text:span><text:span text:style-name="T6">1</text:span>) + 1 (2<text:span text:style-name="T5">0</text:span>) = - 5. </text:p>
      <text:p text:style-name="P2"/>
      <text:p text:style-name="P2">Remember, if a bit is zero, we add zero to the total. The following program shows the binary representation of both positive 5 and negative five. </text:p>
      <text:p text:style-name="Standard"/>
      <text:p text:style-name="code">Dim As Byte myByte </text:p>
      <text:p text:style-name="code">Dim As String myBits </text:p>
      <text:p text:style-name="code"/>
      <text:p text:style-name="code">myByte = 5</text:p>
      <text:p text:style-name="code">'Get the binary form of number </text:p>
      <text:p text:style-name="code">myBits = Bin(myByte,8) </text:p>
      <text:p text:style-name="code"/>
      <text:p text:style-name="P4">'Print out nybbles with a space between so is is</text:p>
      <text:p text:style-name="P4">‘easier to read </text:p>
      <text:p text:style-name="code">Print "myByte =";myByte;" which is binary "; </text:p>
      <text:p text:style-name="code">Print Mid(myBits, 1, 4) &amp; " " &amp; Mid(myBits, 5, 4) </text:p>
      <text:p text:style-name="code"/>
      <text:p text:style-name="code">myByte = -5 </text:p>
      <text:p text:style-name="code">'Get the binary form of number </text:p>
      <text:p text:style-name="code">myBits = Bin(myByte,8) </text:p>
      <text:p text:style-name="code"/>
      <text:p text:style-name="P4">'Print out nybbles with a space between so is is </text:p>
      <text:p text:style-name="P4">‘easier to read </text:p>
      <text:p text:style-name="code">Print "myByte =";myByte;" which is binary "; </text:p>
      <text:p text:style-name="code">Print Mid(myBits, 1, 4) &amp; " " &amp; Mid(myBits, 5, 4) </text:p>
      <text:p text:style-name="code"/>
      <text:p text:style-name="code">Sleep </text:p>
      <text:p text:style-name="code">End </text:p>
      <text:p text:style-name="Text">Listing 5.4: signbit.bas </text:p>
      <text:p text:style-name="Standard"/>
      <text:p text:style-name="Standard"><text:soft-page-break/><text:tab/>Analysis: <text:span text:style-name="T13">At the start of the program we </text:span>declare the working variables, a byte that will represent the actual number and a string that will represent the binary value. <text:span text:style-name="T13">Next</text:span> the myByte is set to 5. <text:span text:style-name="T13">Afterwords </text:span>the Bin function is used to return a string that represents the binary value of 5. Since Bin does not return any leading 0's, the String function is used to pad the string to a full 8 bits for display purposes. </text:p>
      <text:p text:style-name="Standard"/>
      <text:p text:style-name="Standard">The first parameter of the String function is the number of characters to add and the second parameter is the character to use to pad the string. Since a byte is 8 bits long, subtracting the length of myBits from 8 will give the number of 0's to add to the string, if the length of myBits is less than 8. <text:span text:style-name="T13">T</text:span>he numeric value of myByte is <text:span text:style-name="T13">then </text:span>printed, which is 5. A semi-colon is added to the end of print statement so that Print will not print out a carriage return. </text:p>
      <text:p text:style-name="Standard"/>
      <text:p text:style-name="Standard"><text:span text:style-name="T13">T</text:span>he binary string is printed in two groups of four, that is each nybble, to make the display easier to read. The Mid function used returns a portion of a <text:s/>string. The first parameter of the Mid function is the string, the second is the start position and the third parameter is the number of characters to copy. The first Mid returns the first four characters, which is appended to a space using the &amp; operator, which in turn is appended to the last four characters. <text:s text:c="2"/>MyByte <text:span text:style-name="T13">is set</text:span> to -5 and <text:span text:style-name="T13">the output is </text:span><text:span text:style-name="T5"><text:s/></text:span><text:span text:style-name="T14">formatted</text:span><text:span text:style-name="T13"> </text:span>and display<text:span text:style-name="T13">ed</text:span> it to the screen. The program is ended in the usual manner. </text:p>
      <text:p text:style-name="Standard"/>
      <text:p text:style-name="Standard">When you run the program the following output is displayed. </text:p>
      <text:p text:style-name="Standard"/>
      <text:p text:style-name="output">myByte = 5 which is binary 0000 0101 </text:p>
      <text:p text:style-name="output"/>
      <text:p text:style-name="output">myByte = 5 which is binary 1111 1011 </text:p>
      <text:p text:style-name="output"/>
      <text:p text:style-name="Text">Output 5.3: Output of signbit.bas </text:p>
      <text:p text:style-name="Standard"/>
      <text:p text:style-name="Standard">You can see that the output for -5 matches the Two's Complement form. We can confirm this by negating 1111 1011 which results in 0000 0100 and adding 1 which results in 0000 0101, or positive 5. </text:p>
      <text:p text:style-name="Standard"/>
      <text:p text:style-name="Standard">Why is this important? Signed data types have a smaller range of values than unsigned data types because a bit is being used to represent the sign of the number. If you are needing to store a large number of data values, such as ids, in a byte or integer, the number of possible values you can store depends on whether it is signed or unsigned. If the number of values needed exceed the range of a signed data type, then use an unsigned data type. </text:p>
      <text:h text:style-name="Heading_20_1" text:outline-level="1"><text:soft-page-break/>Bit wise Operators </text:h>
      <text:p text:style-name="Standard">FreeBasic includes a number of operators that manipulate the bits of a number. <text:s/>The following table lists the bit wise operators in order of their precedence. That is, the first row has the highest precedence while lower rows have lower precedence. </text:p>
      <text:p text:style-name="Standard"/>
      <table:table table:name="BitWiseOperators" table:style-name="BitWiseOperators">
        <table:table-column table:style-name="BitWiseOperators.A" table:number-columns-repeated="3"/>
        <table:table-column table:style-name="BitWiseOperators.D"/>
        <table:table-header-rows>
          <table:table-row>
            <table:table-cell table:style-name="BitWiseOperators.A1" office:value-type="string">
              <text:p text:style-name="Table_20_Heading">Operator</text:p>
            </table:table-cell>
            <table:table-cell table:style-name="BitWiseOperators.A1" office:value-type="string">
              <text:p text:style-name="Table_20_Heading">Syntax</text:p>
            </table:table-cell>
            <table:table-cell table:style-name="BitWiseOperators.A1" office:value-type="string">
              <text:p text:style-name="Table_20_Heading">Truth Table</text:p>
            </table:table-cell>
            <table:table-cell table:style-name="BitWiseOperators.D1" office:value-type="string">
              <text:p text:style-name="Table_20_Heading">Comments</text:p>
            </table:table-cell>
          </table:table-row>
        </table:table-header-rows>
        <table:table-row>
          <table:table-cell table:style-name="BitWiseOperators.A2" office:value-type="string">
            <text:p text:style-name="Table_20_Contents">Not (Bit wise negation) </text:p>
          </table:table-cell>
          <table:table-cell table:style-name="BitWiseOperators.A2" office:value-type="string">
            <text:p text:style-name="Table_20_Contents">B = NOT expression </text:p>
          </table:table-cell>
          <table:table-cell table:style-name="BitWiseOperators.A2" office:value-type="string">
            <text:p text:style-name="Standard">NOT 0 = 1 </text:p>
            <text:p text:style-name="Standard">NOT 1 = 0 </text:p>
          </table:table-cell>
          <table:table-cell table:style-name="BitWiseOperators.D2" office:value-type="string">
            <text:p text:style-name="Table_20_Contents">Inverts operand bit; turns a 1 into 0 and a 0 into 1. </text:p>
          </table:table-cell>
        </table:table-row>
        <table:table-row>
          <table:table-cell table:style-name="BitWiseOperators.A2" office:value-type="string">
            <text:p text:style-name="Table_20_Contents">And (Bit wise conjunction)</text:p>
          </table:table-cell>
          <table:table-cell table:style-name="BitWiseOperators.A2" office:value-type="string">
            <text:p text:style-name="Table_20_Contents">B = expression And expression <text:tab/></text:p>
          </table:table-cell>
          <table:table-cell table:style-name="BitWiseOperators.A2" office:value-type="string">
            <text:p text:style-name="Standard">0 AND 0 = 0 </text:p>
            <text:p text:style-name="Standard">1 AND 0 = 0 </text:p>
            <text:p text:style-name="Standard">0 AND 1 = 0 </text:p>
            <text:p text:style-name="Standard">1 AND 1 = 1 </text:p>
          </table:table-cell>
          <table:table-cell table:style-name="BitWiseOperators.D2" office:value-type="string">
            <text:p text:style-name="Table_20_Contents">Result bit is 1 only if both operand bits are 1.</text:p>
          </table:table-cell>
        </table:table-row>
        <table:table-row>
          <table:table-cell table:style-name="BitWiseOperators.A2" office:value-type="string">
            <text:p text:style-name="Table_20_Contents">Or (Bit wise disjunction) </text:p>
          </table:table-cell>
          <table:table-cell table:style-name="BitWiseOperators.A2" office:value-type="string">
            <text:p text:style-name="Table_20_Contents">B = expression OR expression </text:p>
          </table:table-cell>
          <table:table-cell table:style-name="BitWiseOperators.A2" office:value-type="string">
            <text:p text:style-name="Standard">0 OR 0 = 0 </text:p>
            <text:p text:style-name="Standard">1 OR 0 = 1 </text:p>
            <text:p text:style-name="Standard">0 OR 1 = 1 </text:p>
            <text:p text:style-name="Standard">1 OR 1 = 1 </text:p>
          </table:table-cell>
          <table:table-cell table:style-name="BitWiseOperators.D2" office:value-type="string">
            <text:p text:style-name="Table_20_Contents">Result bit is 1 if either <text:span text:style-name="T1">or both operand bits is1. </text:span></text:p>
          </table:table-cell>
        </table:table-row>
        <table:table-row table:style-name="BitWiseOperators.5">
          <table:table-cell table:style-name="BitWiseOperators.A2" office:value-type="string">
            <text:p text:style-name="Table_20_Contents">Xor (Bit wise exclusion) </text:p>
          </table:table-cell>
          <table:table-cell table:style-name="BitWiseOperators.A2" office:value-type="string">
            <text:p text:style-name="Table_20_Contents">B = expression Xor expression</text:p>
          </table:table-cell>
          <table:table-cell table:style-name="BitWiseOperators.A2" office:value-type="string">
            <text:p text:style-name="Standard">0 XOR 0 = 0 </text:p>
            <text:p text:style-name="Standard">1 XOR 0 = 1 </text:p>
            <text:p text:style-name="Standard">0 XOR 1 = 1 </text:p>
            <text:p text:style-name="Standard">1 XOR 1 = 0 </text:p>
          </table:table-cell>
          <table:table-cell table:style-name="BitWiseOperators.D2" office:value-type="string">
            <text:p text:style-name="Table_20_Contents">Result bit is 1 if operand bits are different.</text:p>
          </table:table-cell>
        </table:table-row>
        <table:table-row>
          <table:table-cell table:style-name="BitWiseOperators.A2" office:value-type="string">
            <text:p text:style-name="Table_20_Contents">Eqv (Bit wise equivalence) </text:p>
          </table:table-cell>
          <table:table-cell table:style-name="BitWiseOperators.A2" office:value-type="string">
            <text:p text:style-name="Table_20_Contents">B = expression EQV expression </text:p>
          </table:table-cell>
          <table:table-cell table:style-name="BitWiseOperators.A2" office:value-type="string">
            <text:p text:style-name="Standard">0 EQV 0 = 1 </text:p>
            <text:p text:style-name="Standard">1 EQV 0 = 0 </text:p>
            <text:p text:style-name="Standard">0 EQV 1 = 0 </text:p>
            <text:p text:style-name="Standard">1 EQV 1 = 1 </text:p>
          </table:table-cell>
          <table:table-cell table:style-name="BitWiseOperators.D2" office:value-type="string">
            <text:p text:style-name="Table_20_Contents">Result bit is 1 if both <text:span text:style-name="T1">operand bits are 0 or 1. </text:span></text:p>
          </table:table-cell>
        </table:table-row>
        <table:table-row>
          <table:table-cell table:style-name="BitWiseOperators.A2" office:value-type="string">
            <text:p text:style-name="Table_20_Contents">Imp (Bit wise implication) </text:p>
          </table:table-cell>
          <table:table-cell table:style-name="BitWiseOperators.A2" office:value-type="string">
            <text:p text:style-name="Table_20_Contents">B = expression Imp expression </text:p>
          </table:table-cell>
          <table:table-cell table:style-name="BitWiseOperators.A2" office:value-type="string">
            <text:p text:style-name="Standard">0 IMP 0 = 1 </text:p>
            <text:p text:style-name="Standard">1 IMP 0 = 0 </text:p>
            <text:p text:style-name="Standard">0 IMP 1 = 1 </text:p>
            <text:p text:style-name="Standard">1 IMP 1 = 1 </text:p>
          </table:table-cell>
          <table:table-cell table:style-name="BitWiseOperators.D2" office:value-type="string">
            <text:p text:style-name="Table_20_Contents">Result bit is 0 if first bit is 1 and second bit is 0, <text:span text:style-name="T1">otherwise result is 1. </text:span></text:p>
          </table:table-cell>
        </table:table-row>
      </table:table>
      <text:p text:style-name="Table">Table 6.1: Bit wise Operators </text:p>
      <text:p text:style-name="Standard"/>
      <text:p text:style-name="Standard">The truth table column indicates the operation on the individual bits. The order of the bits are not important except for the IMP operator which tests the bits of the second operand using the bits from the first operand. </text:p>
      <text:h text:style-name="Heading_20_2" text:outline-level="2"><text:soft-page-break/>The NOT Operator </text:h>
      <text:p text:style-name="Standard">You saw the NOT operator at work in the two's complement section. The following program performs the same two's complement operation. </text:p>
      <text:p text:style-name="Standard"/>
      <text:p text:style-name="P5">Dim As Byte myByte = 5 </text:p>
      <text:p text:style-name="P5"/>
      <text:p text:style-name="P5">'5 in decimal and binary </text:p>
      <text:p text:style-name="P5">Print "myByte:";myByte," Binary: ";Bin(myByte) </text:p>
      <text:p text:style-name="P5"/>
      <text:p text:style-name="P5">'Apply NOT operator </text:p>
      <text:p text:style-name="P5">myByte = Not myByte </text:p>
      <text:p text:style-name="P5"/>
      <text:p text:style-name="P5">'Value after NOT operation </text:p>
      <text:p text:style-name="P5">Print "NOT myByte: ";myByte," Binary: ";Bin(myByte) </text:p>
      <text:p text:style-name="P5"/>
      <text:p text:style-name="P5">'Add 1 after NOT operation </text:p>
      <text:p text:style-name="P5">myByte = myByte + 1 </text:p>
      <text:p text:style-name="P5"/>
      <text:p text:style-name="P5">'Print result = 5 </text:p>
      <text:p text:style-name="P5">in decimal and binary </text:p>
      <text:p text:style-name="P5">Print "myByte + 1: ";myByte," Binary: ";Bin(myByte) </text:p>
      <text:p text:style-name="P5"/>
      <text:p text:style-name="P5"/>
      <text:p text:style-name="P5">Sleep </text:p>
      <text:p text:style-name="P5">End </text:p>
      <text:p text:style-name="Text">Listing 6.1: not.bas </text:p>
      <text:p text:style-name="Standard"/>
      <text:p text:style-name="P9"><text:tab/>Analysis: <text:s/><text:span text:style-name="T12">The program starts with the working variables being declared and Initialized. <text:s/>The Variable myByte is initialized to the value of 5. <text:s/>Next <text:s/>the value of myByte is printed. <text:s/>The NOT is performed on myByte and it is printed. One is added to myByte <text:s/>as required by the two's complement method. Then the decimal and binary values <text:s/>are printed out. <text:s/>The programs in the standard way. <text:s/></text:span></text:p>
      <text:p text:style-name="P9"/>
      <text:p text:style-name="Standard">When the program is run, you should see the following output. </text:p>
      <text:p text:style-name="Standard"/>
      <text:p text:style-name="output">myByte: 5 Binary: 101 </text:p>
      <text:p text:style-name="output">NOT myByte: 6 <text:s/>Binary: 11111010 </text:p>
      <text:p text:style-name="output">myByte + 1: 5 <text:s/>Binary: 11111011 </text:p>
      <text:p text:style-name="Text">Output 6.1: Output of not.bas</text:p>
      <text:p text:style-name="Standard"/>
      <text:p text:style-name="Standard"><text:soft-page-break/><text:s/>As you can see from the output, the final result of the program is -5 after applying the twos complement method to myByte. The 1 in the leftmost position indicates that the number is negative. Bin doesn't add the leading zeros in the first output line, but the three digits shown are the rightmost three digits. </text:p>
      <text:p text:style-name="Standard"/>
      <text:h text:style-name="Heading_20_2" text:outline-level="2">The AND Operator </text:h>
      <text:p text:style-name="Standard"/>
      <text:p text:style-name="Standard">The AND operator can be used to test if an individual bit is 1 or 0 by using a mask value to test for the bit position as the following program illustrates. </text:p>
      <text:p text:style-name="Standard"/>
      <text:p text:style-name="P5">'Declare working variable and mask value </text:p>
      <text:p text:style-name="P5">'The mask will test the 3rd bit position, i.e. 4 </text:p>
      <text:p text:style-name="P5">Dim As Byte myByte = 5, Mask = 4 </text:p>
      <text:p text:style-name="P5"/>
      <text:p text:style-name="P5">'Print decimal and binary values </text:p>
      <text:p text:style-name="P5">Print "Testing 3rd bit position (from right)" </text:p>
      <text:p text:style-name="P5">Print "myByte:";myByte," Binary: ";Bin(myByte) </text:p>
      <text:p text:style-name="P5">Print "Mask: ";Mask," Binary: ";Bin(Mask) </text:p>
      <text:p text:style-name="P5"/>
      <text:p text:style-name="P5">'Check to see if 3rd bit is set </text:p>
      <text:p text:style-name="P5">If (myByte And Mask) = 4 Then </text:p>
      <text:p text:style-name="P5"><text:tab/>Print "3rd bit is 1" </text:p>
      <text:p text:style-name="P5">Else</text:p>
      <text:p text:style-name="P5"><text:tab/>Print "3rd bit is 0" </text:p>
      <text:p text:style-name="P5">End If </text:p>
      <text:p text:style-name="P5"/>
      <text:p text:style-name="P5">Print </text:p>
      <text:p text:style-name="P5"/>
      <text:p text:style-name="P5">'The mask will test the 2nd bit position, i.e. 2 </text:p>
      <text:p text:style-name="P5">Mask = 2 </text:p>
      <text:p text:style-name="P5"/>
      <text:p text:style-name="P5">'Print decimal and binary values </text:p>
      <text:p text:style-name="P5">Print "Testing 2nd bit position (from right)" </text:p>
      <text:p text:style-name="P5">Print "myByte:";myByte," Binary: ";Bin(myByte) </text:p>
      <text:p text:style-name="P5">Print "Mask: ";Mask," Binary: ";Bin(Mask) </text:p>
      <text:p text:style-name="P5"/>
      <text:p text:style-name="P5">'Check to see if 2nd bit is set </text:p>
      <text:p text:style-name="P5">If (myByte And Mask) = 4 Then </text:p>
      <text:p text:style-name="P5"><text:tab/>Print "2nd bit is 1" </text:p>
      <text:p text:style-name="P5">Else </text:p>
      <text:p text:style-name="P5"><text:tab/>Print "2nd bit is 0" </text:p>
      <text:p text:style-name="P5"><text:soft-page-break/>End If </text:p>
      <text:p text:style-name="P5">Sleep </text:p>
      <text:p text:style-name="P6">END</text:p>
      <text:p text:style-name="Text">Listing 6.2: and.bas </text:p>
      <text:p text:style-name="Standard"/>
      <text:p text:style-name="Standard"><text:tab/>Analysis: <text:span text:style-name="T12">At the start of the program, </text:span>the working variables are declared and initialized. The first section of the program is testing for the third bit position of myByte, which is bit 2<text:span text:style-name="T5">2</text:span>, or decimal 4. <text:span text:style-name="T13">The next section </text:span><text:s/>print<text:span text:style-name="T13">s</text:span> out the heading, decimal and binary values for the variables. The If statement uses the AND operator to test for a 1 in the 3rd bit position, and since binary 5 contains a one in this position, the program will execute the code immediately following the Then keyword. </text:p>
      <text:p text:style-name="Standard"/>
      <text:p text:style-name="Standard"><text:span text:style-name="T13">A</text:span> mask value <text:span text:style-name="T13">is set </text:span>to 2 to test for a 1 in the second bit position, which is 2<text:span text:style-name="T5">1</text:span> or 2. <text:span text:style-name="T13">The next section prints </text:span><text:s/>out the header, decimal and binary values of the variables. <text:span text:style-name="T13">An </text:span><text:s/>AND operator <text:span text:style-name="T13">is used </text:span>to test for a 1, and since binary 5 has a 0 in this position, the program will execute the code immediately following <text:span text:style-name="T13">the</text:span> Else keyword. <text:s/><text:span text:style-name="T13">The program ends as normal. </text:span></text:p>
      <text:p text:style-name="Standard"/>
      <text:p text:style-name="Standard">Running the program produces the following output. </text:p>
      <text:p text:style-name="Standard"/>
      <text:p text:style-name="output">Testing 3rd bit position (from right) </text:p>
      <text:p text:style-name="output">myByte: 5 Binary: 101 </text:p>
      <text:p text:style-name="output">Mask: 4 Binary: 100 </text:p>
      <text:p text:style-name="output">3rd bit is 1 </text:p>
      <text:p text:style-name="output"/>
      <text:p text:style-name="output"/>
      <text:p text:style-name="output">Testing 2nd bit position (from right) </text:p>
      <text:p text:style-name="output">myByte: 5 Binary: 101 </text:p>
      <text:p text:style-name="output">Mask: 2 Binary: 10 </text:p>
      <text:p text:style-name="output">2nd bit is 0 </text:p>
      <text:p text:style-name="Text">Listing 6.3: Output of and.bas </text:p>
      <text:p text:style-name="Standard"/>
      <text:p text:style-name="Standard">Looking at the binary values you can see how the bits line up and how the And operator can test for individual bits. 5 in binary has a bit set in the 2<text:span text:style-name="T5">0</text:span> (1) and 2<text:span text:style-name="T5">2</text:span> (4) position. Setting the mask value to 4 sets bit position 2<text:span text:style-name="T5">2</text:span> to 1 and all other bit positions to 0. The expression (myByte And Mask) will return an integer value that will contain the And values of the two operands. Since the mask has zeros in every position except for the 2<text:span text:style-name="T5">2</text:span> position, all of the other bits will be masked out, that is 0, returning a 4. Since the return value of 4 matches the target value 4, the code following the Then clause is executed. The second portion of the program test for the 2<text:span text:style-name="T5">1</text:span> position of myByte. Since this position contains a 0 in myByte, the <text:soft-page-break/>value returned from the expression (myByte And Mask) does not match the target value, so the code following the Else clause if executed. <text:span text:style-name="T15">The program is then closed as normal.</text:span> </text:p>
      <text:p text:style-name="Standard"/>
      <text:h text:style-name="Heading_20_2" text:outline-level="2">The OR Operator </text:h>
      <text:p text:style-name="Standard"/>
      <text:p text:style-name="Standard">You can use the OR operator to set multiple values in a single variable. The Windows API uses this technique to set flags for objects such as the styles of a window.</text:p>
      <text:p text:style-name="Standard"/>
      <text:p text:style-name="Standard">The following program illustrates this concept.</text:p>
      <text:p text:style-name="Standard"/>
      <text:p text:style-name="code">'Declare working variable </text:p>
      <text:p text:style-name="code">Dim As Byte myByte, Mask </text:p>
      <text:p text:style-name="code"/>
      <text:p text:style-name="code">'Set the flags in the byte </text:p>
      <text:p text:style-name="code">myByte = 2 </text:p>
      <text:p text:style-name="code">myByte = myByte Or 4 </text:p>
      <text:p text:style-name="code"/>
      <text:p text:style-name="code">'Print decimal and binary values </text:p>
      <text:p text:style-name="code">Print "myByte set to 2 and 4" </text:p>
      <text:p text:style-name="code">Print "myByte:";myByte," Binary: ";Bin(myByte) </text:p>
      <text:p text:style-name="code">Print </text:p>
      <text:p text:style-name="code"/>
      <text:p text:style-name="code">'Set the mask to 2 </text:p>
      <text:p text:style-name="code">mask = 2 </text:p>
      <text:p text:style-name="code">Print "Testing for 2" </text:p>
      <text:p text:style-name="code"/>
      <text:p text:style-name="code">'Check for 2 value </text:p>
      <text:p text:style-name="code">If (myByte And Mask) = 2 Then </text:p>
      <text:p text:style-name="code">Print "myByte contains 2" </text:p>
      <text:p text:style-name="code">Else</text:p>
      <text:p text:style-name="code"><text:s/>Print "myByte doesn't contains 2" </text:p>
      <text:p text:style-name="code">End If </text:p>
      <text:p text:style-name="code">Print </text:p>
      <text:p text:style-name="code"/>
      <text:p text:style-name="code">'Set the mask value to 4 </text:p>
      <text:p text:style-name="code">Mask = 4 </text:p>
      <text:p text:style-name="code"/>
      <text:p text:style-name="code">'Print decimal and binary values </text:p>
      <text:p text:style-name="code">Print "Testing for 4" </text:p>
      <text:p text:style-name="code">If (myByte And Mask) = 4 Then</text:p>
      <text:p text:style-name="code"><text:s/>Print "myByte contains 4" </text:p>
      <text:p text:style-name="code"><text:soft-page-break/>Else</text:p>
      <text:p text:style-name="code"><text:s/>Print "myByte doesn't contain 4" </text:p>
      <text:p text:style-name="code">End If </text:p>
      <text:p text:style-name="code">Print </text:p>
      <text:p text:style-name="code"/>
      <text:p text:style-name="code">'Set the mask value to 8 </text:p>
      <text:p text:style-name="code">Mask = 8 </text:p>
      <text:p text:style-name="code"/>
      <text:p text:style-name="code">'Print decimal and binary values </text:p>
      <text:p text:style-name="code">Print "Testing for 8" </text:p>
      <text:p text:style-name="code">If (myByte And Mask) = 8 Then</text:p>
      <text:p text:style-name="code"><text:s/>Print "myByte contains 8" </text:p>
      <text:p text:style-name="code">Else </text:p>
      <text:p text:style-name="code">Print "myByte doesn't contain 8" </text:p>
      <text:p text:style-name="code">End If </text:p>
      <text:p text:style-name="code"/>
      <text:p text:style-name="code">Sleep </text:p>
      <text:p text:style-name="code">End </text:p>
      <text:p text:style-name="Standard">Listing 6.4: or.bas </text:p>
      <text:p text:style-name="Standard"/>
      <text:p text:style-name="Standard"><text:tab/>Analysis: <text:span text:style-name="T15">The program starts by declaring </text:span><text:s/>the working variables. <text:span text:style-name="T15">Next</text:span> myByte is set to 2 and that value is combined with 4 using the OR operator. <text:span text:style-name="T15">Then we</text:span> print out the decimal and binary values of myByte. <text:s/><text:span text:style-name="T15">Next</text:span> the mask is set to 2 and the AND operator is used to test for 2 in myByte. Since myByte contains a 2,the program will execute the code immediately following the Then clause. <text:span text:style-name="T15">T</text:span>he same procedure <text:span text:style-name="T15">is used </text:span>to test for the value of 4. Since myByte contains a 4,the program will print out the text “myByte contains a 4”. <text:span text:style-name="T15">The same procedure is used to </text:span>tes<text:span text:style-name="T15">t</text:span> for 8, which <text:span text:style-name="T15">myByte</text:span> does not contains so the code <text:span text:style-name="T15">after the THEN </text:span>will be executed. </text:p>
      <text:p text:style-name="Standard"/>
      <text:p text:style-name="Standard">When you run the program, you should get the following output. </text:p>
      <text:p text:style-name="output"/>
      <text:p text:style-name="output">myByte set to 2 and 4 </text:p>
      <text:p text:style-name="output"/>
      <text:p text:style-name="output">myByte: 6 Binary: 110 </text:p>
      <text:p text:style-name="output"/>
      <text:p text:style-name="output">Testing for 2 </text:p>
      <text:p text:style-name="output"/>
      <text:p text:style-name="output">myByte contains 2 </text:p>
      <text:p text:style-name="output"/>
      <text:p text:style-name="output">Testing for 4 </text:p>
      <text:p text:style-name="output"/>
      <text:p text:style-name="output">myByte contains 4 </text:p>
      <text:p text:style-name="output"><text:soft-page-break/></text:p>
      <text:p text:style-name="output"/>
      <text:p text:style-name="output">Testing for 8 </text:p>
      <text:p text:style-name="output"/>
      <text:p text:style-name="output"/>
      <text:p text:style-name="output">myByte doesn't contain 8 </text:p>
      <text:p text:style-name="Standard"/>
      <text:p text:style-name="Standard"/>
      <text:p text:style-name="Standard">Output 6.2: Output of or.bas </text:p>
      <text:p text:style-name="Standard"/>
      <text:p text:style-name="Standard">As you can see from the output, you can pack multiple values into a single variable. The number of values a variable can contain depends on the size of data type and the range of values. Using the OR and AND combination is a technique that you will find in wide-spread use, especially in third-party libraries, as it provides an efficient way to pass multiple data items using a single variable. </text:p>
      <text:p text:style-name="Standard"/>
      <text:h text:style-name="Heading_20_2" text:outline-level="2">The XOR Operator </text:h>
      <text:p text:style-name="Standard"/>
      <text:p text:style-name="Standard">One of the more useful aspects of the XOR operator is to flip bits between two states. XORing a value with 0 will return the original value, and XORing with a 1 returns the opposite value. Suppose that you start with a 1 bit and XOR with a 0 bit. Since the two inputs are different you will get a 1. If the start value is 0 and you XOR with a 0, then both values are the same and you will get a 0. In both cases the output is the same as the input. If you start with a 1 and XOR with a 1, you will get a 0 since both inputs are the same. If you start with a 0 and XOR with a 1, you will get a 1 since the inputs are different. Here the inputs have been flipped to the opposite values. You can use this technique with a mask value, XORing once to get a new value, and then XORing again with the same mask to get the original value. </text:p>
      <text:p text:style-name="Standard"/>
      <text:p text:style-name="Standard">One use of this technique is to display a sprite on the screen using XOR and then erasing the sprite by using another XOR at the same location. The first XOR combines the bits of the background with the sprite bits to display the image. Another XOR in the same location flips the bits back to their original state, once again showing the background and effectively erasing the sprite image. </text:p>
      <text:p text:style-name="Standard"/>
      <text:p text:style-name="Standard">XOR can also be used to swap the values of two variables as demonstrated in the following program. </text:p>
      <text:p text:style-name="Standard"/>
      <text:p text:style-name="code">Dim As Integer myInt1 = 5, myInt2 = 10 </text:p>
      <text:p text:style-name="code">Print "myInt1 = ";myInt1;" myInt2 = ";myInt2 </text:p>
      <text:p text:style-name="code"><text:soft-page-break/>Print "Swapping values..." </text:p>
      <text:p text:style-name="code">myInt1 = myInt1 Xor myInt2 </text:p>
      <text:p text:style-name="code">myInt2 = myInt1 Xor myInt2 </text:p>
      <text:p text:style-name="code">myInt1 = myInt1 Xor myInt2 </text:p>
      <text:p text:style-name="code">Print "myInt1 = ";myInt1;" myInt2 = ";myInt2 </text:p>
      <text:p text:style-name="code">Sleep </text:p>
      <text:p text:style-name="code">End </text:p>
      <text:p text:style-name="Standard">Listing 6.5: xor.bas </text:p>
      <text:p text:style-name="Standard"/>
      <text:p text:style-name="Standard"><text:tab/>Analysis: <text:span text:style-name="T16">At the start of the program </text:span>the working variables are declared and initialized. <text:span text:style-name="T16">We then </text:span>print out the initial variable values. <text:span text:style-name="T16">Next we </text:span>carry out the XOR operation. MyInt1 is <text:span text:style-name="T16">then</text:span> XORed with myInt2 to get an intermediate value which is stored in myInt1. <text:span text:style-name="T17">The second </text:span>XOR operation returns the original value of myInt1 which is stored in myInt2. <text:s/>The third XOR operation then returns the value of myInt2 from the intermediate value that was stored in myInt1. <text:span text:style-name="T17">Next we</text:span> print out the swapped values and the program is then closed in the usual way. </text:p>
      <text:p text:style-name="Standard"/>
      <text:p text:style-name="Standard">Running the program produces the following output. </text:p>
      <text:p text:style-name="output"/>
      <text:p text:style-name="output">myInt1 = 5 myInt2 = 10 </text:p>
      <text:p text:style-name="output"/>
      <text:p text:style-name="output"/>
      <text:p text:style-name="output">Swapping values... </text:p>
      <text:p text:style-name="output"/>
      <text:p text:style-name="output"/>
      <text:p text:style-name="output">myInt1 = 10 myInt2 = 5 </text:p>
      <text:p text:style-name="Text">Output 6.3: Output of xor.bas </text:p>
      <text:p text:style-name="Standard"/>
      <text:p text:style-name="Standard">As you can see the program was able to swap the two values without using a temporary variable because the XOR operator is able to flip the bits between two distinct states. </text:p>
      <text:h text:style-name="Heading_20_2" text:outline-level="2">The EQV Operator </text:h>
      <text:p text:style-name="Standard"/>
      <text:p text:style-name="Standard">The EQV operator isn't used much as a bit wise operator, but it can be used to see if two expressions are equivalent as the following program demonstrates. </text:p>
      <text:p text:style-name="Standard"/>
      <text:p text:style-name="code">#define False 0</text:p>
      <text:p text:style-name="code">#define True NOT False</text:p>
      <text:p text:style-name="code"/>
      <text:p text:style-name="code">Dim As Integer myInt1 = 4, myInt2 = 2</text:p>
      <text:p text:style-name="P8"/>
      <text:p text:style-name="code"><text:soft-page-break/>Print "myInt1 = ";myInt1;" myInt2 = ";myInt2</text:p>
      <text:p text:style-name="code">Print</text:p>
      <text:p text:style-name="code"/>
      <text:p text:style-name="code">'Both statements are true so are equivalent.</text:p>
      <text:p text:style-name="code">PRINT "Statement (myInt1 &lt; 5) equiv (myInt2 &gt; 1) ";</text:p>
      <text:p text:style-name="code">If (myInt1 &lt; 5) Eqv (myInt2 &gt; 1) = True Then</text:p>
      <text:p text:style-name="code"><text:tab/>Print "is equivalent."</text:p>
      <text:p text:style-name="code">Else</text:p>
      <text:p text:style-name="code"><text:tab/>Print "is not equivalent."</text:p>
      <text:p text:style-name="code">End If</text:p>
      <text:p text:style-name="code">Print</text:p>
      <text:p text:style-name="code"/>
      <text:p text:style-name="code">'Both statements are false so are equivalent.</text:p>
      <text:p text:style-name="code">Print "Statement (myInt1 &gt; 5) equiv (myInt2 &lt; 1) ";</text:p>
      <text:p text:style-name="code">If (myInt1 &gt; 5) Eqv (myInt2 &lt; 1) = True Then</text:p>
      <text:p text:style-name="code"><text:tab/>Print "is equivalent."</text:p>
      <text:p text:style-name="code">Else</text:p>
      <text:p text:style-name="code"><text:tab/>Print "is not equivalent."</text:p>
      <text:p text:style-name="code">End If</text:p>
      <text:p text:style-name="code">Print</text:p>
      <text:p text:style-name="code"/>
      <text:p text:style-name="code">'One is true, the other false so statement</text:p>
      <text:p text:style-name="code">'is not equivalent.</text:p>
      <text:p text:style-name="code">Print "Statement (myInt1 &gt; 5) equiv (myInt2 &lt; 1) ";</text:p>
      <text:p text:style-name="code">If (myInt1 &gt; 3) Eqv (myInt2 &lt; 1) = True Then</text:p>
      <text:p text:style-name="code"><text:tab/>Print "is equivalent."</text:p>
      <text:p text:style-name="code">Else</text:p>
      <text:p text:style-name="code"><text:tab/>Print "is not equivalent."</text:p>
      <text:p text:style-name="code">End If</text:p>
      <text:p text:style-name="code"/>
      <text:p text:style-name="code">SLEEP</text:p>
      <text:p text:style-name="code">End</text:p>
      <text:p text:style-name="Text">Listing 6.6: eqv.bas </text:p>
      <text:p text:style-name="Standard"/>
      <text:p text:style-name="Standard"><text:tab/><text:span text:style-name="T9">Analysis:</text:span> <text:span text:style-name="T11">T</text:span>he values <text:span text:style-name="T11">for </text:span>False and True are defined. FreeBasic uses -1 </text:p>
      <text:p text:style-name="P10">to indicate a True result from a logical operation such as that performed when executing an If statement. Since False is defined as 0, NOT False flips all the bits to 1, including the sign bit, making -1. </text:p>
      <text:p text:style-name="P10"><text:span text:style-name="T11">T</text:span>he working variables are declared and initialized. <text:span text:style-name="T17">We then t</text:span>est the first expression. The If statement will execute the first expression, (myInt1&lt; 5). Since 4 &lt; 5 this will return True. The EQV operator has lower precedence then(myInt2 &gt; 1), so this will be evaluated, and since 2 &gt; 1 then will also return true. This leaves -1 EQV -1 to be evaluated. Since -1 is <text:soft-page-break/>equivalent to -1, the whole statement is True. <text:span text:style-name="T17">If Bot</text:span>h of the expressions are False. 0 EQV 0 is True, so this statement is also True and will print out the affirmative. <text:span text:style-name="T17">Next </text:span><text:s/>the first expression is True while the second is False. Since -1 is not equivalent to 0, this statement will evaluate to False and the negative will be printed. </text:p>
      <text:p text:style-name="Standard"/>
      <text:p text:style-name="Standard">When the program is run, you will see the following output. </text:p>
      <text:p text:style-name="Standard"/>
      <text:p text:style-name="output">myInt1 = 4 myInt2 = 2 </text:p>
      <text:p text:style-name="output">Statement (myInt1 &lt; 5) equiv (myInt2 &gt; 1) is equivalent. </text:p>
      <text:p text:style-name="output">Statement (myInt1 &gt; 5) equiv (myInt2 &lt; 1) is equivalent. </text:p>
      <text:p text:style-name="output">Statement (myInt1 &gt; 5) equiv (myInt2 &lt; 1) is not equivalent. </text:p>
      <text:p text:style-name="output"/>
      <text:p text:style-name="Text">Listing 6.7: Output of eqv.bas </text:p>
      <text:p text:style-name="Standard"/>
      <text:p text:style-name="Standard">It is important to realize that you are not testing to see if the expressions are True or False. You are only testing to see if the expressions are equivalent to each other. To put it another way, you are testing to see if two assertions are equivalent to each other. For example, suppose you have two characters in a game and you want to attack with both characters, if they are at equivalent strength. You could build an expression similar to the one in the listing and take action based on the equivalence of the two characters. </text:p>
      <text:p text:style-name="Standard"/>
      <text:h text:style-name="Heading_20_2" text:outline-level="2">The IMP Operator </text:h>
      <text:p text:style-name="Standard"/>
      <text:p text:style-name="Standard">Like the EQV operator, IMP is rarely used as a bit wise operator. It is used in logic programming to test whether assertion A implies assertion B. Looking at the truth table we can see that a True assertion implies a True conclusion so True and True is also True. A True assertion however cannot imply a False conclusion so True and False is False. A False premise can imply any conclusion so False with any conclusion is always True. Unless you are building an expert system or natural language interface, you will probably never need to use this operator. </text:p>
      <text:p text:style-name="Standard"/>
      <text:p text:style-name="caution">Caution Exercise caution when using bit wise operators with arithmetic operators, as the result may not be what you expect. When used in logical expressions, such as in an If statement, make sure the bit wise operators operate on either the True or False values of complete expressions to avoid evaluation problems. </text:p>
      <text:p text:style-name="caution"/>
      <text:h text:style-name="Heading_20_2" text:outline-level="2"><text:soft-page-break/>Shortcut Bit wise Operators </text:h>
      <text:p text:style-name="Standard"/>
      <text:p text:style-name="Standard">The bit wise operators, like the arithmetic operators, can be written in shorthand form. The following table lists the shortcut versions of the bit wise operators. </text:p>
      <text:p text:style-name="Standard"/>
      <table:table table:name="ShortcutBitwiseOperators" table:style-name="ShortcutBitwiseOperators">
        <table:table-column table:style-name="ShortcutBitwiseOperators.A" table:number-columns-repeated="3"/>
        <table:table-header-rows>
          <table:table-row>
            <table:table-cell table:style-name="ShortcutBitwiseOperators.A1" office:value-type="string">
              <text:p text:style-name="Table_20_Heading">Operator</text:p>
            </table:table-cell>
            <table:table-cell table:style-name="ShortcutBitwiseOperators.A1" office:value-type="string">
              <text:p text:style-name="Table_20_Heading"><text:s/>Syntax </text:p>
            </table:table-cell>
            <table:table-cell table:style-name="ShortcutBitwiseOperators.C1" office:value-type="string">
              <text:p text:style-name="Table_20_Heading"><text:s/>Comment </text:p>
            </table:table-cell>
          </table:table-row>
        </table:table-header-rows>
        <table:table-row>
          <table:table-cell table:style-name="ShortcutBitwiseOperators.A2" office:value-type="string">
            <text:p text:style-name="P11">And=</text:p>
          </table:table-cell>
          <table:table-cell table:style-name="ShortcutBitwiseOperators.A2" office:value-type="string">
            <text:p text:style-name="P11"><text:s/>B And= C </text:p>
          </table:table-cell>
          <table:table-cell table:style-name="ShortcutBitwiseOperators.C2" office:value-type="string">
            <text:p text:style-name="Table_20_Contents">This is the same as B = B And C. </text:p>
          </table:table-cell>
        </table:table-row>
        <table:table-row>
          <table:table-cell table:style-name="ShortcutBitwiseOperators.A2" office:value-type="string">
            <text:p text:style-name="P11">Or=</text:p>
          </table:table-cell>
          <table:table-cell table:style-name="ShortcutBitwiseOperators.A2" office:value-type="string">
            <text:p text:style-name="P11"><text:s/>B Or= C </text:p>
          </table:table-cell>
          <table:table-cell table:style-name="ShortcutBitwiseOperators.C2" office:value-type="string">
            <text:p text:style-name="Table_20_Contents">This is the same as B = B Or C. </text:p>
          </table:table-cell>
        </table:table-row>
        <table:table-row>
          <table:table-cell table:style-name="ShortcutBitwiseOperators.A2" office:value-type="string">
            <text:p text:style-name="P11">Xor= </text:p>
          </table:table-cell>
          <table:table-cell table:style-name="ShortcutBitwiseOperators.A2" office:value-type="string">
            <text:p text:style-name="P11">B Xor= C </text:p>
          </table:table-cell>
          <table:table-cell table:style-name="ShortcutBitwiseOperators.C2" office:value-type="string">
            <text:p text:style-name="Table_20_Contents">This is the same as B = B Xor C. </text:p>
          </table:table-cell>
        </table:table-row>
        <table:table-row>
          <table:table-cell table:style-name="ShortcutBitwiseOperators.A2" office:value-type="string">
            <text:p text:style-name="P11">Eqv= </text:p>
          </table:table-cell>
          <table:table-cell table:style-name="ShortcutBitwiseOperators.A2" office:value-type="string">
            <text:p text:style-name="P11">B Eqv = C </text:p>
          </table:table-cell>
          <table:table-cell table:style-name="ShortcutBitwiseOperators.C2" office:value-type="string">
            <text:p text:style-name="Table_20_Contents">This is the same as B = B Eqv C.</text:p>
          </table:table-cell>
        </table:table-row>
        <table:table-row table:style-name="ShortcutBitwiseOperators.6">
          <table:table-cell table:style-name="ShortcutBitwiseOperators.A2" office:value-type="string">
            <text:p text:style-name="P11">Imp= </text:p>
          </table:table-cell>
          <table:table-cell table:style-name="ShortcutBitwiseOperators.A2" office:value-type="string">
            <text:p text:style-name="P11">B Imp= C</text:p>
          </table:table-cell>
          <table:table-cell table:style-name="ShortcutBitwiseOperators.C2" office:value-type="string">
            <text:p text:style-name="Table_20_Contents"><text:span text:style-name="T2">T</text:span>his is the same as B = B <text:span text:style-name="T3">Imp C. </text:span></text:p>
          </table:table-cell>
        </table:table-row>
      </table:table>
      <text:p text:style-name="Table"><text:s/>Table 6.2: Shortcut Bit wise Operators </text:p>
      <text:h text:style-name="Heading_20_2" text:outline-level="2">The SHL and SHR Operators </text:h>
      <text:p text:style-name="Standard"/>
      <text:p text:style-name="Standard">SHL stands for shift left and SHR stands for shift right. As the names imply, these operators shift the bits of a byte or integer-type variable either left or right. The following table shows the syntax diagram of both operators. </text:p>
      <text:p text:style-name="Standard"/>
      <table:table table:name="SHLandSHROperators" table:style-name="SHLandSHROperators">
        <table:table-column table:style-name="SHLandSHROperators.A" table:number-columns-repeated="2"/>
        <table:table-column table:style-name="SHLandSHROperators.C"/>
        <table:table-header-rows>
          <table:table-row>
            <table:table-cell table:style-name="SHLandSHROperators.A1" office:value-type="string">
              <text:p text:style-name="Table_20_Heading">Operator </text:p>
            </table:table-cell>
            <table:table-cell table:style-name="SHLandSHROperators.A1" office:value-type="string">
              <text:p text:style-name="Table_20_Heading">Syntax </text:p>
            </table:table-cell>
            <table:table-cell table:style-name="SHLandSHROperators.C1" office:value-type="string">
              <text:p text:style-name="Table_20_Heading">Comments </text:p>
            </table:table-cell>
          </table:table-row>
        </table:table-header-rows>
        <table:table-row>
          <table:table-cell table:style-name="SHLandSHROperators.A2" office:value-type="string">
            <text:p text:style-name="Table_20_Contents">SHL (Shift bits left) </text:p>
          </table:table-cell>
          <table:table-cell table:style-name="SHLandSHROperators.A2" office:value-type="string">
            <text:p text:style-name="Table_20_Contents">B = variable SHL number</text:p>
          </table:table-cell>
          <table:table-cell table:style-name="SHLandSHROperators.C2" office:value-type="string">
            <text:p text:style-name="Table_20_Contents">Shifts the bits of variable left number of places. </text:p>
          </table:table-cell>
        </table:table-row>
        <table:table-row>
          <table:table-cell table:style-name="SHLandSHROperators.A2" office:value-type="string">
            <text:p text:style-name="Table_20_Contents">SHR (Shift bits right) </text:p>
          </table:table-cell>
          <table:table-cell table:style-name="SHLandSHROperators.A2" office:value-type="string">
            <text:p text:style-name="Table_20_Contents">B = variable SHR number </text:p>
          </table:table-cell>
          <table:table-cell table:style-name="SHLandSHROperators.C2" office:value-type="string">
            <text:p text:style-name="Table_20_Contents">Shifts the bits of variable right number of places. </text:p>
          </table:table-cell>
        </table:table-row>
      </table:table>
      <text:p text:style-name="Table">Table 6.3: SHL and SHR Operators </text:p>
      <text:p text:style-name="Standard"/>
      <text:p text:style-name="Standard">Shifting left is the same as multiplying by 2 and shifting right is the same as dividing by 2. You can see this by looking at the binary representation of a number. Take the byte value of 1 which is 0000 0001. The 1 is in the 2<text:span text:style-name="T5">0</text:span> position. 2<text:span text:style-name="T5">0</text:span> equals 1. Shifting the bit left, makes 0000 0010, putting the 1 bit in the 2<text:span text:style-name="T5">1</text:span> position, which evaluates to 2. <text:s/>This is the same as 1*2. Shifting left again puts the bit at the 2<text:span text:style-name="T5">2</text:span> position, 0000 0100which evaluates to 4, or 2 *2. <text:soft-page-break/>Shifting the bit right puts the 1 back in the 2<text:span text:style-name="T5">1</text:span> position, 0000 0010, which evaluates to 2, or 4/2. Shifting right again puts the 1 bit in the 2<text:span text:style-name="T5">0</text:span> position, 0000 0001, which is 1 or 2/2. </text:p>
      <text:p text:style-name="Standard"/>
      <text:p text:style-name="Standard">The shift operation can be used as a replacement for multiplication or division if you are working with powers of 2, but it is primarily used to pack data items into variables, or to retrieve data items from variables. You saw this demonstrated in the MAKDWORD macro which was defined as #define MAKDWORD(x,y) (cint(x) shl 16 or cint(y)). </text:p>
      <text:p text:style-name="Standard"/>
      <text:p text:style-name="Standard">In this macro, the value of x is converted to an integer, and then shifted left 16 bits into the high word. An integer is 4 bytes and can be represented as 00000000 00000000 00000000 00000001 . Shifting 16 bits left makes 00000000 00000001 00000000 00000000. Remember that a word is two bytes, so the 1 has been shifted to the high word of the integer. You can then use the Hiword function to retrieve this value. </text:p>
      <text:p text:style-name="Standard"/>
      <text:p text:style-name="Standard">The following program shows the SHL and SHR operators. </text:p>
      <text:p text:style-name="Standard"/>
      <text:p text:style-name="code"/>
      <text:p text:style-name="P7">‘<text:span text:style-name="T10">Declare working variables</text:span></text:p>
      <text:p text:style-name="P7">Dim As Uinteger myInt = 1, i </text:p>
      <text:p text:style-name="code"/>
      <text:p text:style-name="code">'Multiply by powers of 2 </text:p>
      <text:p text:style-name="code">Print "Shifting left..." </text:p>
      <text:p text:style-name="code">Print "myInt = ";myInt </text:p>
      <text:p text:style-name="code"/>
      <text:p text:style-name="code">For i = 1 To 8 </text:p>
      <text:p text:style-name="code"><text:tab/> myInt = myInt Shl 1 </text:p>
      <text:p text:style-name="code"><text:tab/> Print "myInt = ";myInt </text:p>
      <text:p text:style-name="code">Next </text:p>
      <text:p text:style-name="code">Print </text:p>
      <text:p text:style-name="code"/>
      <text:p text:style-name="code">'Divide by powers of 2 </text:p>
      <text:p text:style-name="code">Print "Shifting right..." </text:p>
      <text:p text:style-name="code">Print "myInt = ";myInt </text:p>
      <text:p text:style-name="code"/>
      <text:p text:style-name="code">For i = 1 To 8 </text:p>
      <text:p text:style-name="code"><text:tab/>myInt = myInt Shr 1 </text:p>
      <text:p text:style-name="code"><text:tab/>Print "myInt = ";myInt </text:p>
      <text:p text:style-name="code">Next </text:p>
      <text:p text:style-name="code"/>
      <text:p text:style-name="code">Sleep </text:p>
      <text:p text:style-name="code">End </text:p>
      <text:p text:style-name="Text">Listing 6.8: shlr.bas </text:p>
      <text:p text:style-name="Standard"><text:soft-page-break/></text:p>
      <text:p text:style-name="P3"><text:tab/><text:span text:style-name="T9">Analysis:</text:span> <text:span text:style-name="T10">T</text:span>he working variables <text:span text:style-name="T10">are declared</text:span>, myInt which will be <text:span text:style-name="T10">t</text:span>he value that is shifted, and i for use in the For-Next loop<text:span text:style-name="T10"> <text:s/>The first is to shift myInt left 16 times. . </text:span>1 bit position each time, and prints the result. <text:span text:style-name="T10">The second loop then is used to </text:span>shift the variable right16 times and prints the result. The program is closed in the usual way. </text:p>
      <text:p text:style-name="Standard"/>
      <text:p text:style-name="Standard">Running the program produces the following output. </text:p>
      <text:p text:style-name="output"/>
      <text:p text:style-name="output">Shifting left... </text:p>
      <text:p text:style-name="output">myInt = 1 </text:p>
      <text:p text:style-name="output">myInt = 2 </text:p>
      <text:p text:style-name="output">myInt = 4 </text:p>
      <text:p text:style-name="output">myInt = 8 </text:p>
      <text:p text:style-name="output">myInt = 16 </text:p>
      <text:p text:style-name="output">myInt = 32 </text:p>
      <text:p text:style-name="output">myInt = 64 </text:p>
      <text:p text:style-name="output">myInt = 128 </text:p>
      <text:p text:style-name="output">myInt = 256 </text:p>
      <text:p text:style-name="output"/>
      <text:p text:style-name="output"/>
      <text:p text:style-name="output">Shifting right... </text:p>
      <text:p text:style-name="output">myInt = 256 </text:p>
      <text:p text:style-name="output">myInt = 128 </text:p>
      <text:p text:style-name="output">myInt = 64 </text:p>
      <text:p text:style-name="output">myInt = 32 </text:p>
      <text:p text:style-name="output">myInt = 16 </text:p>
      <text:p text:style-name="output">myInt = 8 </text:p>
      <text:p text:style-name="output">myInt = 4 </text:p>
      <text:p text:style-name="output">myInt = 2 </text:p>
      <text:p text:style-name="output">myInt = 1 </text:p>
      <text:p text:style-name="Text">Output 6.4: Output of shlr.bas </text:p>
      <text:p text:style-name="Standard"/>
      <text:p text:style-name="Standard">As you can see from the output, shifting left multiplies the value by 2 and shifting right divides the value by 2. </text:p>
      <text:p text:style-name="Standard"/>
      <text:h text:style-name="Heading_20_2" text:outline-level="2">Bit wise Macros </text:h>
      <text:p text:style-name="Standard"/>
      <text:p text:style-name="Standard">FreeBasic has several built-in macros for retrieving and setting bit and byte data from a variable. The following tables lists the macros, the syntax and their definitions. </text:p>
      <text:p text:style-name="Standard"/>
      <table:table table:name="BitwiseMacros" table:style-name="BitwiseMacros">
        <table:table-column table:style-name="BitwiseMacros.A" table:number-columns-repeated="2"/>
        <table:table-column table:style-name="BitwiseMacros.C"/>
        <text:soft-page-break/>
        <table:table-row>
          <table:table-cell table:style-name="BitwiseMacros.A1" office:value-type="string">
            <text:p text:style-name="Table_20_Heading">Macro</text:p>
          </table:table-cell>
          <table:table-cell table:style-name="BitwiseMacros.A1" office:value-type="string">
            <text:p text:style-name="Table_20_Heading">Syntax </text:p>
          </table:table-cell>
          <table:table-cell table:style-name="BitwiseMacros.C1" office:value-type="string">
            <text:p text:style-name="Table_20_Heading">Definition </text:p>
          </table:table-cell>
        </table:table-row>
        <table:table-row>
          <table:table-cell table:style-name="BitwiseMacros.A2" office:value-type="string">
            <text:p text:style-name="Table_20_Contents">Hiword</text:p>
          </table:table-cell>
          <table:table-cell table:style-name="BitwiseMacros.A2" office:value-type="string">
            <text:p text:style-name="Table_20_Contents"><text:s/>B = Hiword(variable) </text:p>
          </table:table-cell>
          <table:table-cell table:style-name="BitwiseMacros.C2" office:value-type="string">
            <text:p text:style-name="Table_20_Contents">#define Hiword(x) (CUInt(x) shr 16) </text:p>
          </table:table-cell>
        </table:table-row>
        <table:table-row>
          <table:table-cell table:style-name="BitwiseMacros.A2" office:value-type="string">
            <text:p text:style-name="Table_20_Contents">Loword</text:p>
          </table:table-cell>
          <table:table-cell table:style-name="BitwiseMacros.A2" office:value-type="string">
            <text:p text:style-name="Table_20_Contents"><text:s/>B = Loword(variable) </text:p>
          </table:table-cell>
          <table:table-cell table:style-name="BitwiseMacros.C2" office:value-type="string">
            <text:p text:style-name="Table_20_Contents">#define Loword(x) (CUInt(x) and 65535) </text:p>
          </table:table-cell>
        </table:table-row>
        <table:table-row>
          <table:table-cell table:style-name="BitwiseMacros.A2" office:value-type="string">
            <text:p text:style-name="Table_20_Contents">Hibyte </text:p>
          </table:table-cell>
          <table:table-cell table:style-name="BitwiseMacros.A2" office:value-type="string">
            <text:p text:style-name="Table_20_Contents">B = Hibyte(variable) </text:p>
          </table:table-cell>
          <table:table-cell table:style-name="BitwiseMacros.C2" office:value-type="string">
            <text:p text:style-name="Table_20_Contents">#define Hibyte(x) ((CUint(x) and 65280)</text:p>
          </table:table-cell>
        </table:table-row>
        <table:table-row>
          <table:table-cell table:style-name="BitwiseMacros.A2" office:value-type="string">
            <text:p text:style-name="Table_20_Contents">shr 8) </text:p>
          </table:table-cell>
          <table:table-cell table:style-name="BitwiseMacros.A2" office:value-type="string">
            <text:p text:style-name="Table_20_Contents"/>
          </table:table-cell>
          <table:table-cell table:style-name="BitwiseMacros.C2" office:value-type="string">
            <text:p text:style-name="Table_20_Contents"/>
          </table:table-cell>
        </table:table-row>
        <table:table-row>
          <table:table-cell table:style-name="BitwiseMacros.A2" office:value-type="string">
            <text:p text:style-name="Table_20_Contents">Lobyte </text:p>
          </table:table-cell>
          <table:table-cell table:style-name="BitwiseMacros.A2" office:value-type="string">
            <text:p text:style-name="Table_20_Contents">B = Lobyte(variable)</text:p>
          </table:table-cell>
          <table:table-cell table:style-name="BitwiseMacros.C2" office:value-type="string">
            <text:p text:style-name="Table_20_Contents"><text:s/>#define Lobyte( x ) ( CUint( x ) and 255 ) </text:p>
          </table:table-cell>
        </table:table-row>
        <table:table-row>
          <table:table-cell table:style-name="BitwiseMacros.A2" office:value-type="string">
            <text:p text:style-name="Table_20_Contents">Bit</text:p>
          </table:table-cell>
          <table:table-cell table:style-name="BitwiseMacros.A2" office:value-type="string">
            <text:p text:style-name="Table_20_Contents"><text:s/>B = Bit( variable, bit_number) </text:p>
          </table:table-cell>
          <table:table-cell table:style-name="BitwiseMacros.C2" office:value-type="string">
            <text:p text:style-name="Table_20_Contents">#define Bit( x, bit_number ) (((x) and (1shl (bit_number))) &gt; 0) </text:p>
          </table:table-cell>
        </table:table-row>
        <table:table-row>
          <table:table-cell table:style-name="BitwiseMacros.A2" office:value-type="string">
            <text:p text:style-name="Table_20_Contents">Bitset </text:p>
          </table:table-cell>
          <table:table-cell table:style-name="BitwiseMacros.A2" office:value-type="string">
            <text:p text:style-name="Table_20_Contents">B = Bitset(variable, bit_number) </text:p>
          </table:table-cell>
          <table:table-cell table:style-name="BitwiseMacros.C2" office:value-type="string">
            <text:p text:style-name="Table_20_Contents">#define Bitset( x, bit_number ) ((x) or (1shl (bit_number))) </text:p>
          </table:table-cell>
        </table:table-row>
        <table:table-row>
          <table:table-cell table:style-name="BitwiseMacros.A2" office:value-type="string">
            <text:p text:style-name="Table_20_Contents">Bitreset</text:p>
          </table:table-cell>
          <table:table-cell table:style-name="BitwiseMacros.A2" office:value-type="string">
            <text:p text:style-name="Table_20_Contents"><text:s/>B = Bitreset(variable, bit_number) </text:p>
          </table:table-cell>
          <table:table-cell table:style-name="BitwiseMacros.C2" office:value-type="string">
            <text:p text:style-name="Table_20_Contents">#define Bitreset( x, bit_number ) ((x) and not (1 shl (bit_number))) </text:p>
          </table:table-cell>
        </table:table-row>
      </table:table>
      <text:p text:style-name="Standard"/>
      <text:p text:style-name="Table">Table 6.4: Bit wise Macros </text:p>
      <text:p text:style-name="Standard"/>
      <text:p text:style-name="Standard">The Hiword macro returns the leftmost two bytes of an integer and the Loword macro returns the rightmost two bytes. The Hibyte macro returns the leftmost eight bits of <text:s/>an integer and the Lobyte returns the rightmost eight bits. </text:p>
      <text:p text:style-name="Standard"/>
      <text:p text:style-name="Standard">The Bit macro returns a -1 if a bit at position bit_number is a 1, otherwise it returns a 0. The Bitset macro sets the bit at position bit_number to 1 and returns the number, and the Bitreset macro sets the bit at position bit_number to 0 and returns the number. The rightmost bit is bit 0 following the binary numbering scheme. </text:p>
      <text:p text:style-name="Standard"/>
      <text:p text:style-name="caution">Caution Bit wise operators will only work correctly on byte and integer-type data. A single or double-type variable that is passed to a bit wise operator will be implicitly converted to an integer, which may result in precision loss. </text:p>
      <text:p text:style-name="caution"/>
      <text:p text:style-name="Standard">These macros are useful when working with third party libraries such as the Windows API, where several pieces of information are stored in a single data type. </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NSimSun" svg:font-family="NSimSun" style:font-family-generic="modern" style:font-pitch="fixed"/>
    <style:font-face style:name="NimbusSanL" svg:font-family="NimbusSanL" style:font-pitch="variable"/>
    <style:font-face style:name="Courier New2" svg:font-family="'Courier New'"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orphans="2" fo:widows="2" fo:hyphenation-ladder-count="no-limit" fo:text-indent="0in" style:auto-text-indent="true" style:page-number="auto"/>
      <style:text-properties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orphans="2" fo:widows="2" fo:hyphenation-ladder-count="no-limit" fo:text-indent="0.2598in" style:auto-text-indent="true" style:page-number="auto" text:number-lines="false" text:line-number="0">
        <style:tab-stops/>
        <style:drop-cap style:lines="2"/>
      </style:paragraph-properties>
      <style:text-properties fo:hyphenate="true" fo:hyphenation-remain-char-count="2" fo:hyphenation-push-char-count="2" loext:hyphenation-no-caps="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ext" style:family="paragraph" style:parent-style-name="Caption" style:class="extra" style:master-page-name="">
      <style:paragraph-properties style:page-number="auto"/>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style: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style: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style:contextual-spacing="false" fo:text-indent="-0.25in" style:auto-text-indent="false"/>
    </style:style>
    <style:style style:name="Numbering_20_3_20_End" style:display-name="Numbering 3 End" style:family="paragraph" style:parent-style-name="List" style:class="list">
      <style:paragraph-properties fo:margin-left="0.75in" fo:margin-right="0in" fo:margin-top="0in" fo:margin-bottom="0.1665in" style: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style: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style: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style: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style: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style: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margin-left="0in" fo:margin-right="0in" fo:text-indent="0in" style:auto-text-indent="false" text:number-lines="false" text:line-number="0"/>
    </style:style>
    <style:style style:name="Preformatted_20_Text" style:display-name="Preformatted Text" style:family="paragraph" style:parent-style-name="Standard" style:auto-update="true" style:class="html" style:master-page-name="">
      <style:paragraph-properties fo:margin-left="0in" fo:margin-right="0in" fo:margin-top="0in" fo:margin-bottom="0in" style:contextual-spacing="false" fo:text-align="start" style:justify-single-word="false" fo:text-indent="0in" style:auto-text-indent="true" style:page-number="auto"/>
      <style:text-properties style:font-name="Liberation Serif1" fo:font-family="'Liberation Serif'" style:font-style-name="Regular" style:font-family-generic="roman" style:font-pitch="variable" fo:font-size="12pt" style:font-name-asian="Courier New1" style:font-family-asian="'Courier New'" style:font-family-generic-asian="modern" style:font-pitch-asian="fixed" style:font-size-asian="12pt" style:font-name-complex="Courier New1" style:font-family-complex="'Courier New'" style:font-family-generic-complex="modern" style:font-pitch-complex="fixed" style:font-size-complex="2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style:font-name="DejaVu Sans1" fo:font-family="'DejaVu Sans'" style:font-family-generic="swiss" style:font-pitch="variable" fo:font-size="24pt" fo:font-weight="bold" style:font-size-asian="24pt" style:font-weight-asian="bold" style:font-size-complex="24pt" style:font-weight-complex="bold"/>
    </style:style>
    <style:style style:name="Addressee" style:family="paragraph" style:parent-style-name="Standard" style:class="extra">
      <style:paragraph-properties fo:margin-top="0in" fo:margin-bottom="0.0417in" style: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style: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style:contextual-spacing="false" fo:text-indent="0in" style:auto-text-indent="false"/>
    </style:style>
    <style:style style:name="Table_20_Heading" style:display-name="Table Heading" style:family="paragraph" style:parent-style-name="Table_20_Contents" style:class="extra">
      <loext:graphic-properties draw:fill="solid" draw:fill-color="#b2b2b2"/>
      <style:paragraph-properties fo:text-align="center" style:justify-single-word="false" fo:background-color="#b2b2b2" text:number-lines="false" text:line-number="0"/>
      <style:text-properties fo:font-weight="bold" style:font-weight-asian="bold" style:font-weight-complex="bold"/>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freebasic_20_book"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aution" style:family="paragraph" style:parent-style-name="freebasic_20_book" style:class="text" style:master-page-name="">
      <loext:graphic-properties draw:fill="solid" draw:fill-color="#c0c0c0"/>
      <style:paragraph-properties fo:margin-left="0in" fo:margin-right="0in" fo:text-indent="0in" style:auto-text-indent="true" style:page-number="auto" fo:background-color="#c0c0c0" fo:padding="0.0201in" fo:border-left="none" fo:border-right="none" fo:border-top="2.49pt solid #000000" fo:border-bottom="2.49pt solid #000000" style:shadow="none"/>
      <style:text-properties style:font-name="Liberation Serif1" fo:font-family="'Liberation Serif'" style:font-style-name="Regular" style:font-family-generic="roman" style:font-pitch="variable" fo:font-size="12pt" style:font-size-asian="10.5pt"/>
    </style:style>
    <style:style style:name="code" style:family="paragraph" style:parent-style-name="freebasic_20_book" style:list-style-name="" style:class="text" style:master-page-name="">
      <style:paragraph-properties fo:margin-top="0in" fo:margin-bottom="0in" style:contextual-spacing="true" style:page-number="auto" fo:padding-left="0.0402in" fo:padding-right="0in" fo:padding-top="0in" fo:padding-bottom="0in" fo:border="0.99pt solid #000000" style:shadow="none" text:number-lines="true" text:line-number="0">
        <style:tab-stops/>
      </style:paragraph-properties>
      <style:text-properties style:font-name="Courier New" fo:font-family="'Courier New'" style:font-style-name="Regular" style:font-family-generic="modern" style:font-pitch="fixed" style:font-size-asian="10.5pt"/>
    </style:style>
    <style:style style:name="output" style:family="paragraph" style:parent-style-name="freebasic_20_book" style:class="text">
      <loext:graphic-properties draw:fill="solid" draw:fill-color="#c0c0c0"/>
      <style:paragraph-properties fo:background-color="#c0c0c0" fo:padding="0.0201in" fo:border="0.06pt solid #000000" style:shadow="none"/>
      <style:text-properties style:font-name="Courier New" fo:font-family="'Courier New'" style:font-style-name="Regular" style:font-family-generic="modern" style:font-pitch="fixed"/>
    </style:style>
    <style:style style:name="analysis" style:family="paragraph" style:parent-style-name="Text_20_body" style:next-style-name="Text_20_body" style:class="extra">
      <loext:graphic-properties draw:fill="none" draw:fill-color="#729fcf"/>
      <style:paragraph-properties fo:margin-left="0in" fo:margin-right="0in" fo:margin-top="0.1181in" fo:margin-bottom="0.1181in" style:contextual-spacing="true" fo:text-indent="0in" style:auto-text-indent="true" fo:background-color="transparent" fo:padding="0.0201in" fo:border="none" style:shadow="none"/>
      <style:text-properties style:font-name="DejaVu Serif" fo:font-family="'DejaVu Serif'" style:font-style-name="Book" style:font-family-generic="roman" style:font-pitch="variable" fo:font-size="12pt" style:font-name-asian="Courier New1" style:font-family-asian="'Courier New'" style:font-family-generic-asian="modern" style:font-pitch-asian="fixed" style:font-size-asian="11pt" style:font-name-complex="Courier New1" style:font-family-complex="'Courier New'" style:font-family-generic-complex="modern" style:font-pitch-complex="fixed" style:font-size-complex="11pt"/>
    </style:style>
    <style:style style:name="supplemental" style:family="paragraph" style:parent-style-name="freebasic_20_book" style:auto-update="true" style:class="text" style:master-page-name="">
      <loext:graphic-properties draw:fill="solid" draw:fill-color="#c0c0c0" draw:opacity="100%"/>
      <style:paragraph-properties fo:margin-left="0in" fo:margin-right="0in" fo:text-indent="0in" style:auto-text-indent="true" style:page-number="auto" fo:background-color="#c0c0c0" fo:padding="0.0201in" fo:border="0.99pt solid #000000" style:shadow="none"/>
      <style:text-properties style:font-name="Liberation Serif1" fo:font-family="'Liberation Serif'" style:font-style-name="Regular" style:font-family-generic="roman" style:font-pitch="variable" fo:font-size="12pt" style:font-name-asian="Courier New1" style:font-family-asian="'Courier New'" style:font-family-generic-asian="modern" style:font-pitch-asian="fixed" style:font-size-asian="11pt" style:font-name-complex="Courier New1" style:font-family-complex="'Courier New'" style:font-family-generic-complex="modern" style:font-pitch-complex="fixed" style:font-size-complex="11pt"/>
    </style:style>
    <style:style style:name="freebasic_20_book" style:display-name="freebasic book" style:family="paragraph" style:parent-style-name="Standard">
      <loext:graphic-properties draw:fill-image-width="0in" draw:fill-image-height="0in"/>
      <style:text-properties style:font-name="Liberation Serif1" fo:font-family="'Liberation Serif'" style:font-style-name="Regular" style:font-family-generic="roman" style:font-pitch="variable" style:font-size-asian="10.5pt"/>
    </style:style>
    <style:style style:name="Table_20_index_20_1" style:display-name="Table index 1" style:family="paragraph" style:parent-style-name="Index" style:next-style-name="Text_20_body" style:class="index">
      <style:paragraph-properties fo:margin-left="0in" fo:margin-right="0in" fo:text-indent="0in" style:auto-text-indent="false">
        <style:tab-stops>
          <style:tab-stop style:position="10.6071in" style:type="right" style:leader-style="dotted" style:leader-text="."/>
        </style:tab-stops>
      </style:paragraph-properties>
    </style:style>
    <style:style style:name="Authors" style:family="paragraph" style:parent-style-name="Text_20_body">
      <style:paragraph-properties fo:text-align="center" style:justify-single-word="false"/>
      <style:text-properties style:font-name="DejaVu Sans" fo:font-family="'DejaVu Sans'" style:font-style-name="Bold" style:font-family-generic="swiss" style:font-pitch="variable" fo:font-size="14pt" fo:font-weight="bold" style:font-size-asian="10.5pt" loext:shadow="none"/>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Drawing" style:family="paragraph" style:parent-style-name="Caption" style:class="extra"/>
    <style:style style:name="Illustration" style:family="paragraph" style:parent-style-name="Caption" style:class="extra"/>
    <style:style style:name="Heading_20_Preamble" style:display-name="Heading Preamble" style:family="paragraph" style:parent-style-name="Standard" style:next-style-name="Standard">
      <style:paragraph-properties fo:margin-top="0in" fo:margin-bottom="0.0799in" style:contextual-spacing="false"/>
      <style:text-properties fo:font-size="11pt" fo:font-weight="bold" officeooo:rsid="0045022e" style:font-size-asian="11pt" style:font-weight-asian="bold" style:font-size-complex="11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TOC" style:display-name="Heading TOC" style:family="paragraph" style:parent-style-name="Standard" style:next-style-name="Standard">
      <style:text-properties style:font-name="NimbusSanL" fo:font-family="NimbusSanL" style:font-pitch="variable"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hapter_20_Number" style:display-name="Chapter Number" style:family="paragraph" style:parent-style-name="Standard">
      <style:paragraph-properties fo:margin-top="0in" fo:margin-bottom="0.0598in" style:contextual-spacing="false"/>
      <style:text-properties fo:font-size="22pt" fo:font-weight="bold" style:font-weight-asian="bold" style:font-weight-complex="bold"/>
    </style:style>
    <style:style style:name="TOC_20_1" style:display-name="TOC 1" style:family="paragraph" style:parent-style-name="Standard">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4pt" fo:font-weight="bold" style:font-size-asian="14pt" style:font-weight-asian="bold" style:font-size-complex="14pt" style:font-weight-complex="bold"/>
    </style:style>
    <style:style style:name="TOC_20_2" style:display-name="TOC 2"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TOC_20_3" style:display-name="TOC 3"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TOC_20_4" style:display-name="TOC 4"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style:shadow="none" text:number-lines="false" text:line-number="0">
        <style:tab-stops>
          <style:tab-stop style:position="6.6929in" style:type="right" style:leader-style="dotted" style:leader-text="."/>
        </style:tab-stops>
      </style:paragraph-properties>
      <style:text-properties fo:font-size="11pt" fo:font-weight="bold" style:font-size-asian="11pt" style:font-weight-asian="bold" style:font-size-complex="11pt" style:font-weight-complex="bold"/>
    </style:style>
    <style:style style:name="TOC_20_5" style:display-name="TOC 5"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1pt" fo:font-style="italic" style:font-size-asian="11pt" style:font-style-asian="italic" style:font-size-complex="11pt" style:font-style-complex="italic"/>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Character_5f_20_5f_style" style:display-name="Character_20_style" style:family="text"/>
    <style:style style:name="keyword0_5f_vb" style:display-name="keyword0_vb" style:family="text">
      <style:text-properties fo:color="#b1b100" loext:opacity="100%" fo:font-style="normal" fo:font-weight="normal"/>
    </style:style>
    <style:style style:name="string_5f_vb" style:display-name="string_vb" style:family="text">
      <style:text-properties fo:color="#ff0000" loext:opacity="100%" fo:font-style="normal" fo:font-weight="normal"/>
    </style:style>
    <style:style style:name="OOoComputerCode" style:family="text">
      <style:text-properties fo:color="#000000" loext:opacity="100%" style:font-name="Courier New2"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loext:opacity="100%"/>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loext:opacity="100%" fo:language="zxx" fo:country="none"/>
    </style:style>
    <style:style style:name="_5f_OOoComputerNumber" style:display-name="_OOoComputerNumber" style:family="text" style:parent-style-name="_5f_OOoComputerBase">
      <style:text-properties fo:color="#ff3200" loext:opacity="100%" fo:language="zxx" fo:country="none"/>
    </style:style>
    <style:style style:name="_5f_OOoComputerKeyWord" style:display-name="_OOoComputerKeyWord" style:family="text" style:parent-style-name="_5f_OOoComputerBase">
      <style:text-properties fo:color="#000080" loext:opacity="100%" fo:language="zxx" fo:country="none"/>
    </style:style>
    <style:style style:name="_5f_OOoComputerAltKeyWord" style:display-name="_OOoComputerAltKeyWord" style:family="text" style:parent-style-name="_5f_OOoComputerBase">
      <style:text-properties fo:color="#320080" loext:opacity="100%" fo:language="zxx" fo:country="none"/>
    </style:style>
    <style:style style:name="_5f_OOoComputerIdent" style:display-name="_OOoComputerIdent" style:family="text" style:parent-style-name="_5f_OOoComputerBase">
      <style:text-properties fo:color="#008000" loext:opacity="100%" fo:language="zxx" fo:country="none"/>
    </style:style>
    <style:style style:name="symbol0_5f_vb" style:display-name="symbol0_vb" style:family="text">
      <style:text-properties fo:color="#66cc66" loext:opacity="100%" fo:font-style="normal" fo:font-weight="normal"/>
    </style:style>
    <style:style style:name="number_5f_vb" style:display-name="number_vb" style:family="text">
      <style:text-properties fo:color="#cc66cc" loext:opacity="100%" fo:font-style="normal" fo:font-weight="normal"/>
    </style:style>
    <style:style style:name="comment0_5f_vb" style:display-name="comment0_vb" style:family="text">
      <style:text-properties fo:color="#808080" loext:opacity="100%" fo:font-style="normal" fo:font-weight="normal"/>
    </style:style>
    <style:style style:name="Index_20_Link" style:display-name="Index Link" style:family="text">
      <style:text-properties style:font-size-asian="10.5pt" loext:shadow="none"/>
    </style:style>
    <style:style style:name="User_20_Entry" style:display-name="User Entry" style:family="text">
      <style:text-properties style:font-name="Courier New1" fo:font-family="'Courier New'" style:font-family-generic="modern" style:font-pitch="fixed" style:font-name-asian="NSimSun" style:font-family-asian="NSimSun" style:font-family-generic-asian="modern" style:font-pitch-asian="fixed" style:font-name-complex="Courier New1" style:font-family-complex="'Courier New'" style:font-family-generic-complex="modern" style:font-pitch-complex="fixed"/>
    </style:style>
    <style:style style:name="Definition" style:family="text"/>
    <style:style style:name="Page_20_Number" style:display-name="Page Number" style:family="text"/>
    <style:style style:name="Drop_20_Caps" style:display-name="Drop Caps" style:family="text"/>
    <style:style style:name="Strong_20_Emphasis" style:display-name="Strong Emphasis" style:family="text">
      <style:text-properties style:font-name="DejaVu Sans" fo:font-family="'DejaVu Sans'" style:font-style-name="Bold" style:font-family-generic="swiss" style:font-pitch="variable" fo:font-size="14pt" fo:font-weight="normal" style:font-size-asian="10.5pt" style:font-weight-asian="bold" style:font-weight-complex="bold"/>
    </style:style>
    <style:style style:name="Caption_20_characters" style:display-name="Caption character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_5f_1" style:display-name="List 1_1">
      <text:list-level-style-bullet text:level="1" text:style-name="Character_5f_20_5f_style" text:bullet-char="•">
        <style:list-level-properties text:list-level-position-and-space-mode="label-alignment">
          <style:list-level-label-alignment text:label-followed-by="listtab" fo:text-indent="-0.1575in" fo:margin-left="0.1575in"/>
        </style:list-level-properties>
        <style:text-properties fo:font-family="OpenSymbol" style:font-family-generic="system"/>
      </text:list-level-style-bullet>
      <text:list-level-style-bullet text:level="2" text:style-name="Character_5f_20_5f_style" text:bullet-char="•">
        <style:list-level-properties text:list-level-position-and-space-mode="label-alignment">
          <style:list-level-label-alignment text:label-followed-by="listtab" fo:text-indent="-0.1575in" fo:margin-left="0.3154in"/>
        </style:list-level-properties>
        <style:text-properties fo:font-family="OpenSymbol" style:font-family-generic="system"/>
      </text:list-level-style-bullet>
      <text:list-level-style-bullet text:level="3" text:style-name="Character_5f_20_5f_style" text:bullet-char="•">
        <style:list-level-properties text:list-level-position-and-space-mode="label-alignment">
          <style:list-level-label-alignment text:label-followed-by="listtab" fo:text-indent="-0.1575in" fo:margin-left="0.472in"/>
        </style:list-level-properties>
        <style:text-properties fo:font-family="OpenSymbol" style:font-family-generic="system"/>
      </text:list-level-style-bullet>
      <text:list-level-style-bullet text:level="4" text:style-name="Character_5f_20_5f_style" text:bullet-char="•">
        <style:list-level-properties text:list-level-position-and-space-mode="label-alignment">
          <style:list-level-label-alignment text:label-followed-by="listtab" fo:text-indent="-0.1575in" fo:margin-left="0.6299in"/>
        </style:list-level-properties>
        <style:text-properties fo:font-family="OpenSymbol" style:font-family-generic="system"/>
      </text:list-level-style-bullet>
      <text:list-level-style-bullet text:level="5" text:style-name="Character_5f_20_5f_style" text:bullet-char="•">
        <style:list-level-properties text:list-level-position-and-space-mode="label-alignment">
          <style:list-level-label-alignment text:label-followed-by="listtab" fo:text-indent="-0.1575in" fo:margin-left="0.7874in"/>
        </style:list-level-properties>
        <style:text-properties fo:font-family="OpenSymbol" style:font-family-generic="system"/>
      </text:list-level-style-bullet>
      <text:list-level-style-bullet text:level="6" text:style-name="Character_5f_20_5f_style" text:bullet-char="•">
        <style:list-level-properties text:list-level-position-and-space-mode="label-alignment">
          <style:list-level-label-alignment text:label-followed-by="listtab" fo:text-indent="-0.1575in" fo:margin-left="0.9453in"/>
        </style:list-level-properties>
        <style:text-properties fo:font-family="OpenSymbol" style:font-family-generic="system"/>
      </text:list-level-style-bullet>
      <text:list-level-style-bullet text:level="7" text:style-name="Character_5f_20_5f_style" text:bullet-char="•">
        <style:list-level-properties text:list-level-position-and-space-mode="label-alignment">
          <style:list-level-label-alignment text:label-followed-by="listtab" fo:text-indent="-0.1575in" fo:margin-left="1.102in"/>
        </style:list-level-properties>
        <style:text-properties fo:font-family="OpenSymbol" style:font-family-generic="system"/>
      </text:list-level-style-bullet>
      <text:list-level-style-bullet text:level="8" text:style-name="Character_5f_20_5f_style" text:bullet-char="•">
        <style:list-level-properties text:list-level-position-and-space-mode="label-alignment">
          <style:list-level-label-alignment text:label-followed-by="listtab" fo:text-indent="-0.1575in" fo:margin-left="1.2598in"/>
        </style:list-level-properties>
        <style:text-properties fo:font-family="OpenSymbol" style:font-family-generic="system"/>
      </text:list-level-style-bullet>
      <text:list-level-style-bullet text:level="9" text:style-name="Character_5f_20_5f_style" text:bullet-char="•">
        <style:list-level-properties text:list-level-position-and-space-mode="label-alignment">
          <style:list-level-label-alignment text:label-followed-by="listtab" fo:text-indent="-0.1575in" fo:margin-left="1.4173in"/>
        </style:list-level-properties>
        <style:text-properties fo:font-family="OpenSymbol" style:font-family-generic="system"/>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8.5in" fo:page-height="11in" style:num-format="1" style:print-orientation="portrait" fo:margin-top="1in" fo:margin-bottom="1in" fo:margin-left="1.25in" fo:margin-right="1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3">
      <style:page-layout-properties fo:page-width="6.9299in" fo:page-height="9.8402in" style:num-format="1" style:print-orientation="portrait" fo:margin-top="0.7874in" fo:margin-bottom="0.7874in" fo:margin-left="0.7874in" fo:margin-right="0.7874in" fo:border-top="0.99pt solid #000000" fo:border-bottom="none" fo:border-left="none" fo:border-right="none" fo:padding="0in" style:shadow="none"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4in" fo:margin-left="0in" fo:margin-right="0in" fo:margin-bottom="0in" style:dynamic-spacing="true"/>
      </style:header-style>
      <style:footer-style>
        <style:header-footer-properties fo:min-height="0.2402in" fo:margin-left="0in" fo:margin-right="0in" fo:margin-top="0in" style:dynamic-spacing="true"/>
      </style:footer-style>
    </style:page-layout>
    <style:style style:name="Mdp1" style:family="drawing-page">
      <style:drawing-page-properties draw:fill="none" draw:fill-color="#99ccff"/>
    </style:style>
  </office:automatic-styles>
  <office:master-styles>
    <style:master-page style:name="Standard" style:page-layout-name="Mpm1" draw:style-name="Mdp1">
      <style:header>
        <text:p text:style-name="Header"/>
      </style:header>
      <style:footer>
        <text:p text:style-name="List"><text:page-number text:select-page="current">17</text:page-number></text:p>
      </style:footer>
    </style:master-page>
    <style:master-page style:name="Endnote" style:page-layout-name="Mpm2"/>
    <style:master-page style:name="MP0" style:page-layout-name="Mpm3">
      <style:header>
        <text:p text:style-name="Header"/>
      </style:header>
      <style:footer>
        <text:p text:style-name="List"><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Chapter 6 Bitwise Operators </dc:title>
    <dc:date>2020-09-03T05:27:08.549000000</dc:date>
    <meta:editing-duration>PT2H18M10S</meta:editing-duration>
    <meta:editing-cycles>20</meta:editing-cycles>
    <meta:generator>LibreOffice/7.0.0.3$Windows_X86_64 LibreOffice_project/8061b3e9204bef6b321a21033174034a5e2ea88e</meta:generator>
    <meta:document-statistic meta:table-count="4" meta:image-count="0" meta:object-count="0" meta:page-count="17" meta:paragraph-count="397" meta:word-count="4757" meta:character-count="25138" meta:non-whitespace-character-count="20379"/>
    <meta:template xlink:type="simple" xlink:actuate="onRequest" xlink:title="Conventions Used in the Book " xlink:href="../../templates/sect%20II-Conventions.ott" meta:date="2020-08-25T05:49:45.442000000"/>
  </office:meta>
</office:document-meta>
</file>